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9.002cm" fo:margin-left="-0.27cm" style:page-number="auto" table:align="left" style:writing-mode="lr-tb"/>
    </style:style>
    <style:style style:name="Tabla1.A" style:family="table-column">
      <style:table-column-properties style:column-width="3.44cm"/>
    </style:style>
    <style:style style:name="Tabla1.B" style:family="table-column">
      <style:table-column-properties style:column-width="5.981cm"/>
    </style:style>
    <style:style style:name="Tabla1.C" style:family="table-column">
      <style:table-column-properties style:column-width="9.58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4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8" style:family="table-row">
      <style:table-row-properties style:min-row-height="0.199cm" fo:keep-together="always"/>
    </style:style>
    <style:style style:name="Tabla1.9" style:family="table-row">
      <style:table-row-properties style:min-row-height="0.198cm" fo:keep-together="always"/>
    </style:style>
    <style:style style:name="Tabla1.A13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1.C13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>
      <style:text-properties officeooo:paragraph-rsid="000cc1ae"/>
    </style:style>
    <style:style style:name="P2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4pt" style:text-underline-style="none" fo:font-weight="bold" officeooo:paragraph-rsid="000cc1ae" style:font-name-asian="Wingdings 2" style:font-size-asian="14pt" style:font-weight-asian="bold" style:font-name-complex="Wingdings 2" style:font-size-complex="14pt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4pt" style:text-underline-style="none" fo:font-weight="bold" officeooo:paragraph-rsid="000cc1ae" style:font-name-asian="Wingdings 2" style:font-size-asian="14pt" style:font-weight-asian="bold" style:font-name-complex="Wingdings 2" style:font-size-complex="14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4pt" style:text-underline-style="none" fo:font-weight="bold" officeooo:rsid="000e4885" officeooo:paragraph-rsid="000e4885" style:font-name-asian="Wingdings 2" style:font-size-asian="14pt" style:font-weight-asian="bold" style:font-name-complex="Wingdings 2" style:font-size-complex="14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4pt" style:text-underline-style="none" fo:font-weight="bold" officeooo:rsid="000f5a53" officeooo:paragraph-rsid="000f5a53" style:font-name-asian="Wingdings 2" style:font-size-asian="14pt" style:font-weight-asian="bold" style:font-name-complex="Wingdings 2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4pt" style:text-underline-style="none" fo:font-weight="bold" officeooo:paragraph-rsid="000cc1ae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4pt" style:text-underline-style="none" fo:font-weight="bold" officeooo:rsid="000e4885" officeooo:paragraph-rsid="000e4885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fo:font-weight="bold" officeooo:paragraph-rsid="000cc1ae" style:font-name-asian="Wingdings 2" style:font-size-asian="13pt" style:font-weight-asian="bold" style:font-name-complex="Wingdings 2" style:font-size-complex="13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fo:font-weight="bold" officeooo:paragraph-rsid="000cc1ae" style:font-name-asian="Wingdings 2" style:font-size-asian="13pt" style:font-weight-asian="bold" style:font-name-complex="Wingdings 2" style:font-size-complex="13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fo:font-weight="bold" officeooo:rsid="000e4885" officeooo:paragraph-rsid="000e4885" style:font-name-asian="Wingdings 2" style:font-size-asian="13pt" style:font-weight-asian="bold" style:font-name-complex="Wingdings 2" style:font-size-complex="13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fo:font-weight="bold" officeooo:paragraph-rsid="000cc1ae" style:font-size-asian="13pt" style:font-weight-asian="bold" style:font-size-complex="13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officeooo:paragraph-rsid="000cc1ae" style:font-name-asian="Wingdings 2" style:font-size-asian="10pt" style:font-name-complex="Wingdings 2" style:font-size-complex="10pt"/>
    </style:style>
    <style:style style:name="P13" style:family="paragraph" style:parent-style-name="Standard" style:list-style-name="L1">
      <style:paragraph-properties fo:margin-top="0cm" fo:margin-bottom="0cm" loext:contextual-spacing="false" fo:line-height="100%">
        <style:tab-stops>
          <style:tab-stop style:position="0.466cm"/>
        </style:tab-stops>
      </style:paragraph-properties>
      <style:text-properties style:font-name="Arial1" fo:font-size="10pt" officeooo:rsid="000e4885" officeooo:paragraph-rsid="000e4885" style:font-name-asian="Wingdings 2" style:font-size-asian="10pt" style:font-name-complex="Arial" style:font-size-complex="10pt"/>
    </style:style>
    <style:style style:name="P14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officeooo:rsid="000e4885" officeooo:paragraph-rsid="000e4885" style:font-name-asian="Wingdings 2" style:font-size-asian="10pt" style:font-name-complex="Wingdings 2" style:font-size-complex="10pt"/>
    </style:style>
    <style:style style:name="P15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officeooo:rsid="000f5a53" officeooo:paragraph-rsid="000f5a53" style:font-name-asian="Wingdings 2" style:font-size-asian="10pt" style:font-name-complex="Wingdings 2" style:font-size-complex="10pt"/>
    </style:style>
    <style:style style:name="P16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officeooo:rsid="000e4885" officeooo:paragraph-rsid="000e4885" style:font-size-asian="10pt" style:font-size-complex="10pt"/>
    </style:style>
    <style:style style:name="P17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fo:font-weight="normal" officeooo:rsid="000e4885" officeooo:paragraph-rsid="000e4885" style:font-name-asian="Wingdings 2" style:font-size-asian="10pt" style:font-weight-asian="normal" style:font-name-complex="Wingdings 2" style:font-size-complex="10pt" style:font-weight-complex="normal"/>
    </style:style>
    <style:style style:name="T1" style:family="text">
      <style:text-properties style:font-name-asian="Wingdings 2" style:font-name-complex="Wingdings 2"/>
    </style:style>
    <style:style style:name="T2" style:family="text">
      <style:text-properties officeooo:rsid="000e4885" style:font-name-asian="Wingdings 2" style:font-name-complex="Wingdings 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name-complex="Wingdings 2" style:font-weight-complex="bold"/>
    </style:style>
    <style:style style:name="T5" style:family="text">
      <style:text-properties officeooo:rsid="000e488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name-complex="Wingdings 2" style:font-weight-complex="normal"/>
    </style:style>
    <style:style style:name="T8" style:family="text">
      <style:text-properties fo:color="#ff3333" style:text-underline-style="solid" style:text-underline-width="auto" style:text-underline-color="font-color" style:font-name-asian="Wingdings 2" style:font-name-complex="Wingdings 2"/>
    </style:style>
    <style:style style:name="T9" style:family="text">
      <style:text-properties fo:color="#ff6600" officeooo:rsid="000e4885" style:font-name-asian="Wingdings 2" style:font-name-complex="Wingdings 2"/>
    </style:style>
    <style:style style:name="T10" style:family="text">
      <style:text-properties style:font-name-complex="Wingdings 2"/>
    </style:style>
    <style:style style:name="T11" style:family="text">
      <style:text-properties officeooo:rsid="000f5a53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2">Nombre del Caso de Uso: <text:span text:style-name="T5">Imprimir tarjeta de empleado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6"><text:span text:style-name="T1">Prioridad:<text:tab/><text:tab/></text:span><text:span text:style-name="T8">Alta</text:span><text:span text:style-name="T1"><text:tab/> Media<text:tab/> Baja<text:tab/>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6"><text:span text:style-name="T1">Complejidad:<text:tab/>Simple<text:tab/></text:span><text:span text:style-name="T8">Media</text:span><text:span text:style-name="T1"> <text:tab/></text:span></text:p>
            <text:p text:style-name="P2"><text:tab/>Complejo<text:tab/>Muy Complejo<text:tab/>Extremadamente Complejo</text:p>
          </table:table-cell>
          <table:covered-table-cell/>
          <table:covered-table-cell/>
        </table:table-row>
        <table:table-row table:style-name="Tabla1.1">
          <table:table-cell table:style-name="Tabla1.A4" table:number-columns-spanned="2" office:value-type="string">
            <text:p text:style-name="P6"><text:span text:style-name="T1">Actor Principal: </text:span><text:span text:style-name="T9">Administrador (AD)</text:span></text:p>
          </table:table-cell>
          <table:covered-table-cell/>
          <table:table-cell table:style-name="Tabla1.A2" office:value-type="string">
            <text:p text:style-name="P2">Actor Secundario:</text:p>
          </table:table-cell>
        </table:table-row>
        <table:table-row table:style-name="Tabla1.1">
          <table:table-cell table:style-name="Tabla1.A2" table:number-columns-spanned="3" office:value-type="string">
            <text:p text:style-name="P6"><text:span text:style-name="T1">Tipo de Caso de Uso: </text:span><text:span text:style-name="T8">Concreto</text:span><text:span text:style-name="T1"> <text:tab/>Abstracto<text:tab/>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2">Objetivo:</text:p>
            <text:p text:style-name="P4">Poder imprimir la tarjeta del empleado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2">Precondiciones:</text:p>
            <text:p text:style-name="P7">El usuario tiene que haber iniciado sesion como AD</text:p>
            <text:p text:style-name="P7">Tiene que estar registrado por lo menos un empleado para poder imprimir</text:p>
          </table:table-cell>
          <table:covered-table-cell/>
          <table:covered-table-cell/>
        </table:table-row>
        <table:table-row table:style-name="Tabla1.8">
          <table:table-cell table:style-name="Tabla1.A4" table:number-rows-spanned="2" office:value-type="string">
            <text:p text:style-name="P2">Post-Condiciones:</text:p>
          </table:table-cell>
          <table:table-cell table:style-name="Tabla1.A2" table:number-columns-spanned="2" office:value-type="string">
            <text:p text:style-name="P2">Éxito:</text:p>
            <text:p text:style-name="P5">Permitir al AD imprimir una tarjeta de empleado con exito.</text:p>
          </table:table-cell>
          <table:covered-table-cell/>
        </table:table-row>
        <table:table-row table:style-name="Tabla1.9">
          <table:covered-table-cell/>
          <table:table-cell table:style-name="Tabla1.A2" table:number-columns-spanned="2" office:value-type="string">
            <text:p text:style-name="P2">Fracaso:</text:p>
            <text:p text:style-name="P5">Al momento de imprimir la tarjeta el sistema notifica un fallo y se cancela el caso de uso.</text:p>
          </table:table-cell>
          <table:covered-table-cell/>
        </table:table-row>
        <table:table-row table:style-name="Tabla1.1">
          <table:table-cell table:style-name="Tabla1.A4" table:number-columns-spanned="2" office:value-type="string">
            <text:p text:style-name="P3">FLUJO NORMAL</text:p>
          </table:table-cell>
          <table:covered-table-cell/>
          <table:table-cell table:style-name="Tabla1.A2" office:value-type="string">
            <text:p text:style-name="P3">FLUJO ALTERNATIVO</text:p>
          </table:table-cell>
        </table:table-row>
        <table:table-row table:style-name="Tabla1.1">
          <table:table-cell table:style-name="Tabla1.A4" table:number-columns-spanned="2" office:value-type="string">
            <text:list xml:id="list3210846917" text:style-name="L1">
              <text:list-item>
                <text:p text:style-name="P13"><text:span text:style-name="T10">El sistema muestra las opciones </text:span><text:span text:style-name="T4">REGISTRAR NUEVO EMPLEADO, IMPRIMIR TARJETA DE EMPLEADO, MODIFICAR DATOS PERSONALES DE EMPLEADO </text:span><text:span text:style-name="T7">y </text:span><text:span text:style-name="T4">CREAR COLA</text:span></text:p>
              </text:list-item>
            </text:list>
          </table:table-cell>
          <table:covered-table-cell/>
          <table:table-cell table:style-name="Tabla1.A2" office:value-type="string">
            <text:p text:style-name="P12"/>
          </table:table-cell>
        </table:table-row>
        <table:table-row table:style-name="Tabla1.1">
          <table:table-cell table:style-name="Tabla1.A4" table:number-columns-spanned="2" office:value-type="string">
            <text:list xml:id="list100860204450241" text:continue-numbering="true" text:style-name="L1">
              <text:list-item>
                <text:p text:style-name="P16">El AD selecciona la opcion <text:span text:style-name="T3">IMPRIMIR TARJETA DE EMPLEADO</text:span></text:p>
              </text:list-item>
            </text:list>
          </table:table-cell>
          <table:covered-table-cell/>
          <table:table-cell table:style-name="Tabla1.A2" office:value-type="string">
            <text:p text:style-name="P12"/>
          </table:table-cell>
        </table:table-row>
        <table:table-row table:style-name="Tabla1.1">
          <table:table-cell table:style-name="Tabla1.A13" table:number-columns-spanned="2" office:value-type="string">
            <text:list xml:id="list100859051554243" text:continue-numbering="true" text:style-name="L1">
              <text:list-item>
                <text:p text:style-name="P16">El sistema pide que ingrese el siguiente campo, y muestra las opciones <text:span text:style-name="T3">SIGUIENTE </text:span><text:span text:style-name="T6">y </text:span><text:span text:style-name="T3">CANCELAR</text:span></text:p>
                <text:p text:style-name="P16">idEmpleado(*)</text:p>
              </text:list-item>
            </text:list>
          </table:table-cell>
          <table:covered-table-cell/>
          <table:table-cell table:style-name="Tabla1.C13" office:value-type="string">
            <text:p text:style-name="P12"/>
          </table:table-cell>
        </table:table-row>
        <table:table-row table:style-name="Tabla1.1">
          <table:table-cell table:style-name="Tabla1.A13" table:number-columns-spanned="2" office:value-type="string">
            <text:list xml:id="list100858634427263" text:continue-numbering="true" text:style-name="L1">
              <text:list-item>
                <text:p text:style-name="P16">El AD carga el campo y elije la opcion <text:span text:style-name="T3">SIGUIENTE.</text:span></text:p>
              </text:list-item>
            </text:list>
          </table:table-cell>
          <table:covered-table-cell/>
          <table:table-cell table:style-name="Tabla1.C13" office:value-type="string">
            <text:list xml:id="list100859237854199" text:continue-numbering="true" text:style-name="L1">
              <text:list-item>
                <text:list>
                  <text:list-item>
                    <text:p text:style-name="P14">El AD selecciona la opcion <text:span text:style-name="T3">CANCELAR.</text:span></text:p>
                  </text:list-item>
                  <text:list-item>
                    <text:p text:style-name="P17">El sistema muestra un cartel "Se cancela la impresion de la tarjeta"</text:p>
                  </text:list-item>
                  <text:list-item>
                    <text:p text:style-name="P17">Fin caso de uso.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3" table:number-columns-spanned="2" office:value-type="string">
            <text:list xml:id="list100858301078887" text:continue-numbering="true" text:style-name="L1">
              <text:list-item>
                <text:p text:style-name="P16">El sistema &lt;valida el dato ingresado&gt; e imprimi la tarjeta del empleado.</text:p>
              </text:list-item>
            </text:list>
          </table:table-cell>
          <table:covered-table-cell/>
          <table:table-cell table:style-name="Tabla1.C13" office:value-type="string">
            <text:list xml:id="list100858347070990" text:continue-numbering="true" text:style-name="L1">
              <text:list-item>
                <text:list>
                  <text:list-item>
                    <text:p text:style-name="P14">El sistema &lt;no valida el dato ingresado&gt; <text:span text:style-name="T11">y </text:span><text:s/>vuelve al punto 3.</text:p>
                  </text:list-item>
                  <text:list-item>
                    <text:p text:style-name="P15">El sistema &lt;valida el dato&gt; y reporta un error al momento de imprimir la tarjeta</text:p>
                  </text:list-item>
                  <text:list-item>
                    <text:p text:style-name="P15">El sistema reporta el error y muestra un cartel "Se encontro una falla al momento de imprimir la tarjeta"</text:p>
                  </text:list-item>
                  <text:list-item>
                    <text:p text:style-name="P15">Se cancela el caso de uso.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3" table:number-columns-spanned="2" office:value-type="string">
            <text:list xml:id="list100859686139641" text:continue-numbering="true" text:style-name="L1">
              <text:list-item>
                <text:p text:style-name="P16">Fin caso de uso.</text:p>
              </text:list-item>
            </text:list>
          </table:table-cell>
          <table:covered-table-cell/>
          <table:table-cell table:style-name="Tabla1.C13" office:value-type="string">
            <text:p text:style-name="P12"/>
          </table:table-cell>
        </table:table-row>
        <table:table-row table:style-name="Tabla1.1">
          <table:table-cell table:style-name="Tabla1.A2" table:number-columns-spanned="3" office:value-type="string">
            <text:p text:style-name="P9">Observaciones:</text:p>
            <text:p text:style-name="P10">(*) Datos obligatorios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8S</meta:editing-duration>
    <meta:editing-cycles>6</meta:editing-cycles>
    <meta:generator>LibreOffice/6.1.1.2$Linux_X86_64 LibreOffice_project/10$Build-2</meta:generator>
    <dc:date>2018-10-06T10:08:58.176100376</dc:date>
    <meta:document-statistic meta:table-count="1" meta:image-count="0" meta:object-count="0" meta:page-count="1" meta:paragraph-count="35" meta:word-count="260" meta:character-count="1557" meta:non-whitespace-character-count="1309"/>
    <meta:user-defined meta:name="Info 1"/>
    <meta:user-defined meta:name="Info 2"/>
    <meta:user-defined meta:name="Info 3"/>
    <meta:user-defined meta:name="Info 4"/>
  </office:meta>
</office:document-meta>
</file>